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-cell" style:name="a43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47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405">
      <style:table-properties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color="#000000" fo:language="en" fo:country="US"/>
    </style:style>
    <style:style style:family="table-column" style:name="a406">
      <style:table-column-properties style:column-width="1.33333in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color="#000000" fo:language="en" fo:country="GB"/>
    </style:style>
    <style:style style:family="table-column" style:name="a407">
      <style:table-column-properties style:column-width="1.33333in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/>
    </style:style>
    <style:style style:family="table-column" style:name="a408">
      <style:table-column-properties style:column-width="1.33333in"/>
    </style:style>
    <style:style style:family="table-column" style:name="a409">
      <style:table-column-properties style:column-width="1.33333in"/>
    </style:style>
    <style:style style:family="table-cell" style:name="a4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10">
      <style:table-row-properties style:row-height="0.40556in"/>
    </style:style>
    <style:style style:family="text" style:name="a411">
      <style:text-properties fo:color="#000000" fo:language="en" fo:country="US"/>
    </style:style>
    <style:style style:family="text" style:name="a412">
      <style:text-properties fo:color="#000000" fo:language="en" fo:country="GB"/>
    </style:style>
    <style:style style:family="paragraph" style:name="a413">
      <style:paragraph-properties/>
    </style:style>
    <style:style style:family="table-cell" style:name="a41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16">
      <style:text-properties fo:color="#000000" fo:language="en" fo:country="US"/>
    </style:style>
    <style:style style:family="text" style:name="a417">
      <style:text-properties fo:color="#000000" fo:language="en" fo:country="GB"/>
    </style:style>
    <style:style style:family="paragraph" style:name="a418">
      <style:paragraph-properties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" style:name="a374">
      <style:table-properties style:writing-mode="lr-tb"/>
    </style:style>
    <style:style style:family="table-column" style:name="a375">
      <style:table-column-properties style:column-width="3.33333in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376">
      <style:table-column-properties style:column-width="3.33333in"/>
    </style:style>
    <style:style style:family="table-row" style:name="a377">
      <style:table-row-properties style:row-height="0.40556in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78">
      <style:text-properties fo:color="#000000" fo:language="en" fo:country="US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color="#000000" fo:language="en" fo:country="G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able" style:name="a456">
      <style:table-properties style:writing-mode="lr-tb"/>
    </style:style>
    <style:style style:family="table-column" style:name="a457">
      <style:table-column-properties style:column-width="2.22222in"/>
    </style:style>
    <style:style style:family="table-column" style:name="a458">
      <style:table-column-properties style:column-width="2.22222in"/>
    </style:style>
    <style:style style:family="table-column" style:name="a459">
      <style:table-column-properties style:column-width="2.22222in"/>
    </style:style>
    <style:style style:family="table-cell" style:name="a42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21">
      <style:text-properties fo:color="#000000" fo:language="en" fo:country="US"/>
    </style:style>
    <style:style style:family="text" style:name="a422">
      <style:text-properties fo:color="#000000" fo:language="en" fo:country="GB"/>
    </style:style>
    <style:style style:family="paragraph" style:name="a423">
      <style:paragraph-properties/>
    </style:style>
    <style:style style:family="table-cell" style:name="a42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26">
      <style:text-properties fo:color="#000000" fo:language="en" fo:country="US"/>
    </style:style>
    <style:style style:family="text" style:name="a427">
      <style:text-properties fo:color="#000000" fo:language="en" fo:country="GB"/>
    </style:style>
    <style:style style:family="paragraph" style:name="a428">
      <style:paragraph-properties/>
    </style:style>
    <style:style style:family="paragraph" style:name="a380">
      <style:paragraph-properties/>
    </style:style>
    <style:style style:family="table-cell" style:name="a38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383">
      <style:text-properties fo:color="#000000" fo:language="en" fo:country="US"/>
    </style:style>
    <style:style style:family="text" style:name="a384">
      <style:text-properties fo:color="#000000" fo:language="en" fo:country="GB"/>
    </style:style>
    <style:style style:family="paragraph" style:name="a385">
      <style:paragraph-properties/>
    </style:style>
    <style:style style:family="table-row" style:name="a460">
      <style:table-row-properties style:row-height="0.40556in"/>
    </style:style>
    <style:style style:family="table-cell" style:name="a38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61">
      <style:text-properties fo:color="#000000" fo:language="en" fo:country="US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color="#000000" fo:language="en" fo:country="G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/>
    </style:style>
    <style:style style:family="table-cell" style:name="a46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66">
      <style:text-properties fo:color="#000000" fo:language="en" fo:country="US"/>
    </style:style>
    <style:style style:family="text" style:name="a467">
      <style:text-properties fo:color="#000000" fo:language="en" fo:country="GB"/>
    </style:style>
    <style:style style:family="paragraph" style:name="a468">
      <style:paragraph-properties/>
    </style:style>
    <text:list-style style:name="a386"/>
    <text:list-style style:name="a424"/>
    <text:list-style style:name="a419"/>
    <text:list-style style:name="a381"/>
    <text:list-style style:name="a414"/>
    <text:list-style style:name="a469"/>
    <text:list-style style:name="a474"/>
    <text:list-style style:name="a429"/>
    <text:list-style style:name="a464"/>
  </office:automatic-styles>
  <office:body>
    <office:presentation>
      <draw:page draw:name="Slide1" draw:style-name="a353" draw:master-page-name="Master1-Layout1-title-Title-Slide" presentation:presentation-page-layout-name="Master1-PPL1" draw:id="Slide-256">
        <draw:frame draw:id="id63" draw:style-name="a356" draw:name="TextBox 3" svg:x="0.74638in" svg:y="0.56522in" svg:width="5in" svg:height="0.40391in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64" draw:style-name="a360" draw:name="TextBox 4" svg:x="5.74638in" svg:y="0.56522in" svg:width="1.05797in" svg:height="0.40391in">
          <draw:text-box>
            <text:p text:style-name="a359" text:class-names="" text:cond-style-name=""><text:span text:style-name="a357" text:class-names="">Search</text:span><text:span text:style-name="a358" text:class-names=""/></text:p>
          </draw:text-box>
          <svg:title/>
          <svg:desc/>
        </draw:frame>
        <draw:frame draw:id="id65" draw:style-name="a364" draw:name="TextBox 5" svg:x="0.74638in" svg:y="1.65217in" svg:width="8.54348in" svg:height="0.70684in">
          <draw:text-box>
            <text:p text:style-name="a363" text:class-names="" text:cond-style-name=""><text:span text:style-name="a361" text:class-names="">…Couple of lines here about the point of this site, and the kinds of information accessible here…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7-blank-Blank" presentation:presentation-page-layout-name="Master1-PPL7" draw:id="Slide-257">
        <draw:frame draw:id="id66" draw:style-name="a369" draw:name="TextBox 1" svg:x="0.74638in" svg:y="0.56522in" svg:width="5in" svg:height="0.40391in">
          <draw:text-box>
            <text:p text:style-name="a368" text:class-names="" text:cond-style-name=""><text:span text:style-name="a366" text:class-names="">&lt;name only&gt;</text:span><text:span text:style-name="a367" text:class-names=""/></text:p>
          </draw:text-box>
          <svg:title/>
          <svg:desc/>
        </draw:frame>
        <draw:frame draw:id="id67" draw:style-name="a373" draw:name="TextBox 2" svg:x="5.74638in" svg:y="0.56522in" svg:width="1.05797in" svg:height="0.40391in">
          <draw:text-box>
            <text:p text:style-name="a372" text:class-names="" text:cond-style-name=""><text:span text:style-name="a370" text:class-names="">Search</text:span><text:span text:style-name="a371" text:class-names=""/></text:p>
          </draw:text-box>
          <svg:title/>
          <svg:desc/>
        </draw:frame>
        <draw:frame draw:id="id68" draw:name="Table 3" svg:x="1.66667in" svg:y="1.52778in" svg:width="6.66666in" svg:height="0.40556in">
          <table:table table:style-name="a374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375" table:default-cell-style-name=""/>
            <table:table-column table:style-name="a376" table:default-cell-style-name=""/>
            <table:table-row table:style-name="a377" table:default-cell-style-name="">
              <table:table-cell table:style-name="a382">
                <text:list text:style-name="a381">
                  <text:list-item>
                    <text:p text:style-name="a380" text:class-names="" text:cond-style-name=""><text:span text:style-name="a378" text:class-names="">Name</text:span><text:span text:style-name="a379" text:class-names=""/></text:p>
                  </text:list-item>
                </text:list>
              </table:table-cell>
              <table:table-cell table:style-name="a387">
                <text:list text:style-name="a386">
                  <text:list-item>
                    <text:p text:style-name="a385" text:class-names="" text:cond-style-name=""><text:span text:style-name="a383" text:class-names="">Field of Study</text:span><text:span text:style-name="a384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9" draw:style-name="a391" draw:name="TextBox 4" svg:x="2.01449in" svg:y="2.52097in" svg:width="2.10145in" svg:height="2.82734in">
          <draw:text-box>
            <text:p text:style-name="a390" text:class-names="" text:cond-style-name=""><text:span text:style-name="a388" text:class-names="">Name attribute contains all names that match the name searched. The name itself is a link to a full list of all the articles a particular name has appeared in.<text:s text:c="1"/></text:span><text:span text:style-name="a389" text:class-names=""/></text:p>
          </draw:text-box>
          <svg:title/>
          <svg:desc/>
        </draw:frame>
        <draw:frame draw:id="id70" draw:style-name="a395" draw:name="TextBox 5" svg:x="5.52174in" svg:y="2.52097in" svg:width="2.10145in" svg:height="1.91855in">
          <draw:text-box>
            <text:p text:style-name="a394" text:class-names="" text:cond-style-name=""><text:span text:style-name="a392" text:class-names="">Field of Study attribute is the area(s) of science a person may have worked in or contributed to.</text:span><text:span text:style-name="a393" text:class-names=""/></text:p>
          </draw:text-box>
          <svg:title/>
          <svg:desc/>
        </draw:frame>
      </draw:page>
      <draw:page draw:name="Slide3" draw:style-name="a396" draw:master-page-name="Master1-Layout7-blank-Blank" presentation:presentation-page-layout-name="Master1-PPL7" draw:id="Slide-258">
        <draw:frame draw:id="id71" draw:style-name="a400" draw:name="TextBox 1" svg:x="0.74638in" svg:y="0.56522in" svg:width="5in" svg:height="0.40391in">
          <draw:text-box>
            <text:p text:style-name="a399" text:class-names="" text:cond-style-name=""><text:span text:style-name="a397" text:class-names="">&lt;location only&gt;</text:span><text:span text:style-name="a398" text:class-names=""/></text:p>
          </draw:text-box>
          <svg:title/>
          <svg:desc/>
        </draw:frame>
        <draw:frame draw:id="id72" draw:style-name="a404" draw:name="TextBox 2" svg:x="5.74638in" svg:y="0.56522in" svg:width="1.05797in" svg:height="0.40391in">
          <draw:text-box>
            <text:p text:style-name="a403" text:class-names="" text:cond-style-name=""><text:span text:style-name="a401" text:class-names="">Search</text:span><text:span text:style-name="a402" text:class-names=""/></text:p>
          </draw:text-box>
          <svg:title/>
          <svg:desc/>
        </draw:frame>
        <draw:frame draw:id="id73" draw:name="Table 5" svg:x="1.66667in" svg:y="1.52778in" svg:width="5.33332in" svg:height="0.40556in">
          <table:table table:style-name="a4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06" table:default-cell-style-name=""/>
            <table:table-column table:style-name="a407" table:default-cell-style-name=""/>
            <table:table-column table:style-name="a408" table:default-cell-style-name=""/>
            <table:table-column table:style-name="a409" table:default-cell-style-name=""/>
            <table:table-row table:style-name="a410" table:default-cell-style-name="">
              <table:table-cell table:style-name="a415">
                <text:list text:style-name="a414">
                  <text:list-item>
                    <text:p text:style-name="a413" text:class-names="" text:cond-style-name=""><text:span text:style-name="a411" text:class-names="">Location</text:span><text:span text:style-name="a412" text:class-names=""/></text:p>
                  </text:list-item>
                </text:list>
              </table:table-cell>
              <table:table-cell table:style-name="a420">
                <text:list text:style-name="a419">
                  <text:list-item>
                    <text:p text:style-name="a418" text:class-names="" text:cond-style-name=""><text:span text:style-name="a416" text:class-names="">Name</text:span><text:span text:style-name="a417" text:class-names=""/></text:p>
                  </text:list-item>
                </text:list>
              </table:table-cell>
              <table:table-cell table:style-name="a425">
                <text:list text:style-name="a424">
                  <text:list-item>
                    <text:p text:style-name="a423" text:class-names="" text:cond-style-name=""><text:span text:style-name="a421" text:class-names="">Action</text:span><text:span text:style-name="a422" text:class-names=""/></text:p>
                  </text:list-item>
                </text:list>
              </table:table-cell>
              <table:table-cell table:style-name="a430">
                <text:list text:style-name="a429">
                  <text:list-item>
                    <text:p text:style-name="a428" text:class-names="" text:cond-style-name=""><text:span text:style-name="a426" text:class-names="">Article</text:span><text:span text:style-name="a427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4" draw:style-name="a434" draw:name="TextBox 6" svg:x="0.74638in" svg:y="2.79072in" svg:width="1.84058in" svg:height="1.91855in">
          <draw:text-box>
            <text:p text:style-name="a433" text:class-names="" text:cond-style-name=""><text:span text:style-name="a431" text:class-names="">Location attribute contains only exact matches to the searched entry</text:span><text:span text:style-name="a432" text:class-names=""/></text:p>
          </draw:text-box>
          <svg:title/>
          <svg:desc/>
        </draw:frame>
        <draw:frame draw:id="id75" draw:style-name="a438" draw:name="TextBox 7" svg:x="3.11594in" svg:y="2.79072in" svg:width="2.05797in" svg:height="1.61563in">
          <draw:text-box>
            <text:p text:style-name="a437" text:class-names="" text:cond-style-name=""><text:span text:style-name="a435" text:class-names="">Name contains the name of the scientist who worked in that location</text:span><text:span text:style-name="a436" text:class-names=""/></text:p>
          </draw:text-box>
          <svg:title/>
          <svg:desc/>
        </draw:frame>
        <draw:frame draw:id="id76" draw:style-name="a442" draw:name="TextBox 8" svg:x="5.52174in" svg:y="2.79072in" svg:width="1.84058in" svg:height="1.00977in">
          <draw:text-box>
            <text:p text:style-name="a441" text:class-names="" text:cond-style-name=""><text:span text:style-name="a439" text:class-names="">Action contains what occurred at that location</text:span><text:span text:style-name="a440" text:class-names=""/></text:p>
          </draw:text-box>
          <svg:title/>
          <svg:desc/>
        </draw:frame>
        <draw:frame draw:id="id77" draw:style-name="a446" draw:name="TextBox 9" svg:x="7.81159in" svg:y="2.79072in" svg:width="1.84058in" svg:height="1.91855in">
          <draw:text-box>
            <text:p text:style-name="a445" text:class-names="" text:cond-style-name=""><text:span text:style-name="a443" text:class-names="">Article contains a reference and hyperlink back to the article on the NLW archive website</text:span><text:span text:style-name="a444" text:class-names=""/></text:p>
          </draw:text-box>
          <svg:title/>
          <svg:desc/>
        </draw:frame>
      </draw:page>
      <draw:page draw:name="Slide4" draw:style-name="a447" draw:master-page-name="Master1-Layout7-blank-Blank" presentation:presentation-page-layout-name="Master1-PPL7" draw:id="Slide-259">
        <draw:frame draw:id="id78" draw:style-name="a451" draw:name="TextBox 3" svg:x="1.01717in" svg:y="0.90189in" svg:width="5in" svg:height="0.40391in">
          <draw:text-box>
            <text:p text:style-name="a450" text:class-names="" text:cond-style-name=""><text:span text:style-name="a448" text:class-names="">&lt;field of study&gt;</text:span><text:span text:style-name="a449" text:class-names=""/></text:p>
          </draw:text-box>
          <svg:title/>
          <svg:desc/>
        </draw:frame>
        <draw:frame draw:id="id79" draw:style-name="a455" draw:name="TextBox 4" svg:x="6.01717in" svg:y="0.90189in" svg:width="1.05797in" svg:height="0.40391in">
          <draw:text-box>
            <text:p text:style-name="a454" text:class-names="" text:cond-style-name=""><text:span text:style-name="a452" text:class-names="">Search</text:span><text:span text:style-name="a453" text:class-names=""/></text:p>
          </draw:text-box>
          <svg:title/>
          <svg:desc/>
        </draw:frame>
        <draw:frame draw:id="id80" draw:name="Table 4" svg:x="1.46667in" svg:y="1.85086in" svg:width="6.66666in" svg:height="0.40556in">
          <table:table table:style-name="a45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57" table:default-cell-style-name=""/>
            <table:table-column table:style-name="a458" table:default-cell-style-name=""/>
            <table:table-column table:style-name="a459" table:default-cell-style-name=""/>
            <table:table-row table:style-name="a460" table:default-cell-style-name="">
              <table:table-cell table:style-name="a465">
                <text:list text:style-name="a464">
                  <text:list-item>
                    <text:p text:style-name="a463" text:class-names="" text:cond-style-name=""><text:span text:style-name="a461" text:class-names="">Field of study</text:span><text:span text:style-name="a462" text:class-names=""/></text:p>
                  </text:list-item>
                </text:list>
              </table:table-cell>
              <table:table-cell table:style-name="a470">
                <text:list text:style-name="a469">
                  <text:list-item>
                    <text:p text:style-name="a468" text:class-names="" text:cond-style-name=""><text:span text:style-name="a466" text:class-names="">Name</text:span><text:span text:style-name="a467" text:class-names=""/></text:p>
                  </text:list-item>
                </text:list>
              </table:table-cell>
              <table:table-cell table:style-name="a475">
                <text:list text:style-name="a474">
                  <text:list-item>
                    <text:p text:style-name="a473" text:class-names="" text:cond-style-name=""><text:span text:style-name="a471" text:class-names="">Location</text:span><text:span text:style-name="a472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cbcbcb"/>
    </style:style>
    <style:style style:family="table-cell" style:name="a347">
      <style:table-cell-properties/>
    </style:style>
    <style:style style:family="table-cell" style:name="a348">
      <style:table-cell-properties fo:background-color="#cbcbcb"/>
    </style:style>
    <style:style style:family="table-cell" style:name="a34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073A0DAA-6AF3-43AB-8588-CEC1D06C72B9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/03/2019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/03/2019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/03/2019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/03/2019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/03/2019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/03/2019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/03/2019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/03/2019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/03/2019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/03/2019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/03/2019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/03/2019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aylor Brown</meta:initial-creator>
    <dc:creator>Taylor Brown</dc:creator>
    <meta:creation-date>2019-03-06T11:53:26Z</meta:creation-date>
    <dc:date>2019-03-21T10:51:27Z</dc:date>
    <meta:template xlink:href="Office%20Theme" xlink:type="simple"/>
    <meta:editing-cycles>6</meta:editing-cycles>
    <meta:editing-duration>PT64258S</meta:editing-duration>
    <meta:document-statistic meta:paragraph-count="23" meta:word-count="148"/>
  </office:meta>
</office:document-meta>
</file>